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4330" officeooo:paragraph-rsid="00064330"/>
    </style:style>
    <style:style style:name="P2" style:family="paragraph" style:parent-style-name="Standard">
      <style:paragraph-properties fo:text-align="center" style:justify-single-word="false"/>
      <style:text-properties officeooo:rsid="00064330" officeooo:paragraph-rsid="00064330"/>
    </style:style>
    <style:style style:name="P3" style:family="paragraph" style:parent-style-name="Standard">
      <style:text-properties officeooo:rsid="00064330" officeooo:paragraph-rsid="0009f353"/>
    </style:style>
    <style:style style:name="P4" style:family="paragraph" style:parent-style-name="Standard">
      <style:text-properties officeooo:paragraph-rsid="00064330"/>
    </style:style>
    <style:style style:name="P5" style:family="paragraph" style:parent-style-name="Standard">
      <style:text-properties officeooo:rsid="0007f460" officeooo:paragraph-rsid="0007f460"/>
    </style:style>
    <style:style style:name="P6" style:family="paragraph" style:parent-style-name="Standard">
      <style:text-properties officeooo:rsid="0007f460" officeooo:paragraph-rsid="000917b3"/>
    </style:style>
    <style:style style:name="P7" style:family="paragraph" style:parent-style-name="Standard">
      <style:text-properties officeooo:rsid="000917b3" officeooo:paragraph-rsid="000917b3"/>
    </style:style>
    <style:style style:name="P8" style:family="paragraph" style:parent-style-name="Standard">
      <style:text-properties officeooo:rsid="0009f353" officeooo:paragraph-rsid="0009f353"/>
    </style:style>
    <style:style style:name="P9" style:family="paragraph" style:parent-style-name="Standard">
      <style:text-properties officeooo:rsid="0009f353" officeooo:paragraph-rsid="000ad4dc"/>
    </style:style>
    <style:style style:name="P10" style:family="paragraph" style:parent-style-name="Standard">
      <style:text-properties officeooo:rsid="0009f353" officeooo:paragraph-rsid="000b1b17"/>
    </style:style>
    <style:style style:name="P11" style:family="paragraph" style:parent-style-name="Standard">
      <style:text-properties officeooo:rsid="000ad4dc" officeooo:paragraph-rsid="000ad4dc"/>
    </style:style>
    <style:style style:name="P12" style:family="paragraph" style:parent-style-name="Standard">
      <style:text-properties officeooo:rsid="000b1b17" officeooo:paragraph-rsid="000b1b17"/>
    </style:style>
    <style:style style:name="P13" style:family="paragraph" style:parent-style-name="Standard">
      <style:text-properties officeooo:rsid="000b3c4b" officeooo:paragraph-rsid="000b3c4b"/>
    </style:style>
    <style:style style:name="P14" style:family="paragraph" style:parent-style-name="Standard">
      <style:text-properties officeooo:rsid="000b3c4b" officeooo:paragraph-rsid="000cc967"/>
    </style:style>
    <style:style style:name="P15" style:family="paragraph" style:parent-style-name="Standard">
      <style:text-properties officeooo:rsid="000cc967" officeooo:paragraph-rsid="000cc967"/>
    </style:style>
    <style:style style:name="T1" style:family="text">
      <style:text-properties style:font-name="LiberationSerif" fo:font-size="12pt"/>
    </style:style>
    <style:style style:name="T2" style:family="text">
      <style:text-properties officeooo:rsid="000917b3"/>
    </style:style>
    <style:style style:name="T3" style:family="text">
      <style:text-properties style:text-position="sub 58%" officeooo:rsid="000917b3"/>
    </style:style>
    <style:style style:name="T4" style:family="text">
      <style:text-properties style:text-position="sub 58%" officeooo:rsid="000b1b1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917b3"/>
    </style:style>
    <style:style style:name="T7" style:family="text">
      <style:text-properties style:text-position="0% 100%" officeooo:rsid="000ad4dc"/>
    </style:style>
    <style:style style:name="T8" style:family="text">
      <style:text-properties style:text-position="0% 100%" officeooo:rsid="0007f460"/>
    </style:style>
    <style:style style:name="T9" style:family="text">
      <style:text-properties style:text-position="0% 100%" officeooo:rsid="000b1b17"/>
    </style:style>
    <style:style style:name="T10" style:family="text">
      <style:text-properties style:text-position="0% 100%" officeooo:rsid="000b3c4b"/>
    </style:style>
    <style:style style:name="T11" style:family="text">
      <style:text-properties style:text-position="0% 100%" officeooo:rsid="0009f353"/>
    </style:style>
    <style:style style:name="T12" style:family="text">
      <style:text-properties style:text-position="0% 100%" officeooo:rsid="000cc967"/>
    </style:style>
    <style:style style:name="T13" style:family="text">
      <style:text-properties style:text-position="0% 100%" officeooo:rsid="000d8906"/>
    </style:style>
    <style:style style:name="T14" style:family="text">
      <style:text-properties officeooo:rsid="0009f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duction of Proofs<text:line-break/>With Multiple Constraints</text:p>
      <text:p text:style-name="P2">by Sven Nilsen, 2017</text:p>
      <text:p text:style-name="P1"/>
      <text:p text:style-name="Standard">When you have a variable `a` with multiple constraints:</text:p>
      <text:p text:style-name="Standard"/>
      <text:p text:style-name="Standard"><text:span text:style-name="T1"><text:tab/></text:span>a : [f] b ∧ [g] c</text:p>
      <text:p text:style-name="Standard"/>
      <text:p text:style-name="P4"><text:tab/>f : A→ B</text:p>
      <text:p text:style-name="P4"><text:tab/>g : A→ C</text:p>
      <text:p text:style-name="P4"/>
      <text:p text:style-name="Standard">This is equivalent to:</text:p>
      <text:p text:style-name="Standard"/>
      <text:p text:style-name="Standard"><text:span text:style-name="T1"><text:tab/>a : [f{[g] c}] b </text:span>∧ <text:span text:style-name="T1">[g{[f] b}] c</text:span></text:p>
      <text:p text:style-name="P1"/>
      <text:p text:style-name="P1">One could reason that type checking requires only proving that the existential path of either sub-type returns `true`. If one of the existential paths returns `true`, then the other must also return `true`.</text:p>
      <text:p text:style-name="P1"/>
      <text:p text:style-name="P1"><text:tab/>b : [∃f{[g] c}] true<text:tab/>&lt;=&gt;<text:tab/>c : [∃g{[f] b}] true</text:p>
      <text:p text:style-name="P1"/>
      <text:p text:style-name="P3"><text:tab/>∃f{[g] c} : <text:span text:style-name="T14">B → bool</text:span></text:p>
      <text:p text:style-name="P3"><text:tab/>∃g{[f] b} : <text:span text:style-name="T14">C → bool</text:span></text:p>
      <text:p text:style-name="P1"/>
      <text:p text:style-name="P8">This is a way to reduce the amount of proof burden required to check for consistency. It works even when the sub-types are defined by two different types.</text:p>
      <text:p text:style-name="P1"/>
      <text:p text:style-name="P5">For example:</text:p>
      <text:p text:style-name="P5"/>
      <text:p text:style-name="P5"><text:tab/>a : (&lt; 100) ∧ even</text:p>
      <text:p text:style-name="P5"><text:tab/>a : [(&lt; 100)] true ∧ [even] true</text:p>
      <text:p text:style-name="P5"><text:tab/>a : [(&lt; 100){[even] true}] true ∧ [even{[(&lt; 100)] true}] true</text:p>
      <text:p text:style-name="P5"/>
      <text:p text:style-name="P6"><text:tab/>(&lt; 100){[even] true} : <text:span text:style-name="T2">nat → bool</text:span></text:p>
      <text:p text:style-name="P6"><text:tab/>even{[(&lt; 100)] true} : <text:span text:style-name="T2">nat → bool</text:span></text:p>
      <text:p text:style-name="P5"/>
      <text:p text:style-name="P7">If you take the existential path of numbers that are less than 100, constrained by the even numbers, then we know it returns `true` for even numbers less than 100 and `false` otherwise. Likewise, if you take the existential path of even numbers, constrained by numbers less than 100, then we know it returns `true` for even numbers less than 100 and `false` otherwise.</text:p>
      <text:p text:style-name="P5"/>
      <text:p text:style-name="P5"><text:tab/>true : [∃(&lt; 100){[even] true}] true<text:tab/>&lt;=&gt;<text:tab/>true : [∃even{[(&lt; 100)] true}] true</text:p>
      <text:p text:style-name="P5"/>
      <text:p text:style-name="P6"><text:tab/>∃(&lt; 100){[even] true} <text:span text:style-name="T2">&lt;=&gt; true</text:span><text:span text:style-name="T3">1</text:span></text:p>
      <text:p text:style-name="P6"><text:span text:style-name="T6"><text:tab/></text:span><text:span text:style-name="T5">∃even{[(&lt; 100)] true} </text:span><text:span text:style-name="T6">&lt;=&gt; true</text:span><text:span text:style-name="T3">1</text:span></text:p>
      <text:p text:style-name="P6"><text:span text:style-name="T6"/></text:p>
      <text:p text:style-name="P6"><text:soft-page-break/><text:span text:style-name="T6"><text:tab/></text:span><text:span text:style-name="T5">∃(&lt; 100){[even] true} : </text:span><text:span text:style-name="T6">bool → bool</text:span></text:p>
      <text:p text:style-name="P6"><text:span text:style-name="T6"><text:tab/></text:span><text:span text:style-name="T5">∃even{[(&lt; 100)] true} : </text:span><text:span text:style-name="T6">bool → bool</text:span></text:p>
      <text:p text:style-name="P6"><text:span text:style-name="T6"/></text:p>
      <text:p text:style-name="P8"><text:span text:style-name="T6">A</text:span><text:span text:style-name="T5">nother example:</text:span></text:p>
      <text:p text:style-name="P8"><text:span text:style-name="T5"/></text:p>
      <text:p text:style-name="P8"><text:span text:style-name="T5"><text:tab/>a : [(% 3)] 0 ∧ [</text:span><text:span text:style-name="T7">even</text:span><text:span text:style-name="T5">] </text:span><text:span text:style-name="T7">true</text:span></text:p>
      <text:p text:style-name="P9"><text:span text:style-name="T5"><text:tab/></text:span><text:span text:style-name="T7">a : [(% 3){[even] true}] 0 </text:span><text:span text:style-name="T5">∧ </text:span><text:span text:style-name="T7">[even{[(% 3)] 0}] true</text:span></text:p>
      <text:p text:style-name="P9"><text:span text:style-name="T7"/></text:p>
      <text:p text:style-name="P9"><text:span text:style-name="T7"><text:tab/>(% 3){[even] true} : nat → nat</text:span></text:p>
      <text:p text:style-name="P9"><text:span text:style-name="T7"><text:tab/>even{[(% 3)] 0} : nat → bool</text:span></text:p>
      <text:p text:style-name="P9"><text:span text:style-name="T7"/></text:p>
      <text:p text:style-name="P11"><text:span text:style-name="T7">I</text:span><text:span text:style-name="T5">n this case the sub-types are defined by different types, and the existential paths are of different types:</text:span></text:p>
      <text:p text:style-name="P9"><text:span text:style-name="T7"/></text:p>
      <text:p text:style-name="P9"><text:span text:style-name="T7"><text:tab/>0 : [</text:span><text:span text:style-name="T8">∃</text:span><text:span text:style-name="T7">(% 3){[even] true}] true<text:tab/>&lt;=&gt;<text:tab/><text:tab/>true : [</text:span><text:span text:style-name="T8">∃</text:span><text:span text:style-name="T7">even{[(% 3)] 0}] true</text:span></text:p>
      <text:p text:style-name="P9"><text:span text:style-name="T7"/></text:p>
      <text:p text:style-name="P9"><text:span text:style-name="T7"><text:tab/></text:span><text:span text:style-name="T8">∃</text:span><text:span text:style-name="T7">(% 3){[even] true} : nat → bool</text:span></text:p>
      <text:p text:style-name="P9"><text:span text:style-name="T7"><text:tab/></text:span><text:span text:style-name="T8">∃</text:span><text:span text:style-name="T7">even{[(% 3)] 0} : bool → bool</text:span></text:p>
      <text:p text:style-name="P9"><text:span text:style-name="T7"/></text:p>
      <text:p text:style-name="P12"><text:span text:style-name="T7">T</text:span><text:span text:style-name="T5">here are both even and odd numbers which are divisible by 3, and therefore the domain constraint has no effect. Still, the sub-type is only consistent if the existential path returns `true`, </text:span><text:span text:style-name="T10">which it does </text:span><text:span text:style-name="T12">on</text:span><text:span text:style-name="T10"> `0`.</text:span></text:p>
      <text:p text:style-name="P9"><text:span text:style-name="T7"/></text:p>
      <text:p text:style-name="P10"><text:span text:style-name="T7"><text:tab/></text:span><text:span text:style-name="T8">∃</text:span><text:span text:style-name="T7">(% 3){[even] true} </text:span><text:span text:style-name="T9">=&gt; </text:span><text:span text:style-name="T8">∃</text:span><text:span text:style-name="T7">(% 3)</text:span></text:p>
      <text:p text:style-name="P9"><text:span text:style-name="T7"/></text:p>
      <text:p text:style-name="P10"><text:span text:style-name="T7"><text:tab/></text:span><text:span text:style-name="T8">∃</text:span><text:span text:style-name="T7">(% 3){[even] true} :</text:span><text:span text:style-name="T9">= \(x : nat) = x &lt; 3</text:span></text:p>
      <text:p text:style-name="P10"><text:span text:style-name="T9"><text:tab/></text:span><text:span text:style-name="T8">∃</text:span><text:span text:style-name="T7">even{[(% 3)] 0} </text:span><text:span text:style-name="T9">&lt;=&gt; true</text:span><text:span text:style-name="T4">1</text:span></text:p>
      <text:p text:style-name="P10"><text:span text:style-name="T9"/></text:p>
      <text:p text:style-name="P10"><text:span text:style-name="T9"><text:tab/>(</text:span><text:span text:style-name="T8">∃</text:span><text:span text:style-name="T7">(% 3){[even] true}</text:span><text:span text:style-name="T9">)(0) = 0 &lt; 3 = true</text:span></text:p>
      <text:p text:style-name="P10"><text:span text:style-name="T9"><text:tab/>(</text:span><text:span text:style-name="T8">∃</text:span><text:span text:style-name="T7">even{[(% 3)] 0}</text:span><text:span text:style-name="T9">)(true) = true</text:span></text:p>
      <text:p text:style-name="P10"><text:span text:style-name="T9"/></text:p>
      <text:p text:style-name="P13"><text:span text:style-name="T9">T</text:span><text:span text:style-name="T5">hese two types of existential paths might seem different, but they are secretly connected to each other. If one of them returns `true`, then the other must return `true`. If one returns `false`, then the other can not return `true`, so it must return `false`.</text:span></text:p>
      <text:p text:style-name="P13"><text:span text:style-name="T5"/></text:p>
      <text:p text:style-name="P13"><text:span text:style-name="T5">Here is another example:</text:span></text:p>
      <text:p text:style-name="P13"><text:span text:style-name="T5"/></text:p>
      <text:p text:style-name="P13"><text:span text:style-name="T5"><text:tab/></text:span><text:span text:style-name="T11">a : [(% </text:span><text:span text:style-name="T5">k</text:span><text:span text:style-name="T11">)] </text:span><text:span text:style-name="T12">1</text:span><text:span text:style-name="T11"> ∧ [</text:span><text:span text:style-name="T7">even</text:span><text:span text:style-name="T11">] </text:span><text:span text:style-name="T7">true</text:span></text:p>
      <text:p text:style-name="P13"><text:span text:style-name="T7"/></text:p>
      <text:p text:style-name="P13"><text:span text:style-name="T7">F</text:span><text:span text:style-name="T5">or which values of `k` is this sound? </text:span><text:span text:style-name="T12">If `k` is even, the modulus lines up with even numbers:</text:span></text:p>
      <text:p text:style-name="P13"><text:span text:style-name="T5"/></text:p>
      <text:p text:style-name="P13"><text:span text:style-name="T5"><text:tab/></text:span><text:span text:style-name="T8">∃</text:span><text:span text:style-name="T7">(% </text:span><text:span text:style-name="T5">k</text:span><text:span text:style-name="T7">){[even] true</text:span><text:span text:style-name="T5">} := \(x : nat) = x &lt; k &amp;&amp; (¬even(k) || even(x))</text:span></text:p>
      <text:p text:style-name="P13"><text:span text:style-name="T5"/></text:p>
      <text:p text:style-name="P13"><text:span text:style-name="T5"><text:tab/>(</text:span><text:span text:style-name="T8">∃</text:span><text:span text:style-name="T7">(% </text:span><text:span text:style-name="T5">k</text:span><text:span text:style-name="T7">){[even] true</text:span><text:span text:style-name="T5">})(</text:span><text:span text:style-name="T12">1</text:span><text:span text:style-name="T5">) = </text:span><text:span text:style-name="T12">1</text:span><text:span text:style-name="T5"> &lt; k &amp;&amp; (¬even(k) || even(</text:span><text:span text:style-name="T12">1</text:span><text:span text:style-name="T5">))</text:span></text:p>
      <text:p text:style-name="P13"><text:span text:style-name="T5"><text:tab/>(</text:span><text:span text:style-name="T8">∃</text:span><text:span text:style-name="T7">(% </text:span><text:span text:style-name="T5">k</text:span><text:span text:style-name="T7">){[even] true</text:span><text:span text:style-name="T5">})(</text:span><text:span text:style-name="T12">1</text:span><text:span text:style-name="T5">) = </text:span><text:span text:style-name="T12">1</text:span><text:span text:style-name="T5"> &lt; k &amp;&amp; (¬even(k) || </text:span><text:span text:style-name="T12">false</text:span><text:span text:style-name="T5">)</text:span></text:p>
      <text:p text:style-name="P14"><text:span text:style-name="T5"><text:tab/>(</text:span><text:span text:style-name="T8">∃</text:span><text:span text:style-name="T7">(% </text:span><text:span text:style-name="T5">k</text:span><text:span text:style-name="T7">){[even] true</text:span><text:span text:style-name="T5">})(</text:span><text:span text:style-name="T12">1</text:span><text:span text:style-name="T5">) = </text:span><text:span text:style-name="T12">1</text:span><text:span text:style-name="T5"> &lt; k &amp;&amp; ¬even(k)</text:span></text:p>
      <text:p text:style-name="P13"><text:span text:style-name="T5"/></text:p>
      <text:p text:style-name="P15"><text:span text:style-name="T13">Therefore, i</text:span><text:span text:style-name="T5">t is only sound when `k` is greater than `1` and `k` is not even. One could also say:</text:span></text:p>
      <text:p text:style-name="P15"><text:span text:style-name="T5"/></text:p>
      <text:p text:style-name="P15"><text:span text:style-name="T5"><text:tab/>k : [linear(3, 2)]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1:20:18.647162000</meta:creation-date>
    <dc:date>2017-08-04T12:55:55.225483000</dc:date>
    <meta:editing-duration>PT2M8S</meta:editing-duration>
    <meta:editing-cycles>1</meta:editing-cycles>
    <meta:document-statistic meta:table-count="0" meta:image-count="0" meta:object-count="0" meta:page-count="2" meta:paragraph-count="50" meta:word-count="573" meta:character-count="2964" meta:non-whitespace-character-count="2405"/>
    <meta:generator>LibreOffice/5.1.2.2$MacOSX_X86_64 LibreOffice_project/d3bf12ecb743fc0d20e0be0c58ca359301eb705f</meta:generator>
  </office:meta>
</office:document-meta>
</file>